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6cb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6cb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6cb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6cb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6cb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6cb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6cb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6cb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6cb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6cb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6cb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6cb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6cb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6cb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6cb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6cb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6cb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Bobuar Alejandro Zapata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712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Bogar Eduart Zapata Mayo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6842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3.0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6" meta:non-whitespace-character-count="999"/>
    <meta:template xlink:type="simple" xlink:actuate="onRequest" xlink:title="Normal" xlink:href=""/>
  </office:meta>
</office:document-meta>
</file>